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Helvetica, sans-serif"/>
    <style:font-face style:name="Arial2"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fo:font-size="9pt" officeooo:rsid="0019b4ef" officeooo:paragraph-rsid="0027780a" style:font-size-asian="9pt" style:font-size-complex="9pt"/>
    </style:style>
    <style:style style:name="T1" style:family="text">
      <style:text-properties style:font-name="Consolas"/>
    </style:style>
    <style:style style:name="T2" style:family="text">
      <style:text-properties style:font-name="Consolas" officeooo:rsid="001d19e2"/>
    </style:style>
    <style:style style:name="T3" style:family="text">
      <style:text-properties style:font-name="Consolas" officeooo:rsid="0020be1f"/>
    </style:style>
    <style:style style:name="T4" style:family="text">
      <style:text-properties style:font-name="Consolas" officeooo:rsid="0022a31d"/>
    </style:style>
    <style:style style:name="T5" style:family="text">
      <style:text-properties style:font-name="Consolas" officeooo:rsid="0019b4ef"/>
    </style:style>
    <style:style style:name="T6" style:family="text">
      <style:text-properties style:font-name="Consolas" officeooo:rsid="00249705"/>
    </style:style>
    <style:style style:name="T7" style:family="text">
      <style:text-properties style:font-name="Consolas" officeooo:rsid="00264fb5"/>
    </style:style>
    <style:style style:name="T8" style:family="text">
      <style:text-properties style:font-name="Consolas" officeooo:rsid="0027780a"/>
    </style:style>
    <style:style style:name="T9" style:family="text">
      <style:text-properties style:font-name="Consolas" officeooo:rsid="00281db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i&gt;\"How doth the little busy bee&lt;br&gt;Improve each shining hour&lt;br&gt;and gather honey all the day&lt;br&gt;From every opening flower!\"&lt;br&gt;&lt;/i&gt; - &lt;strong&gt;Isaac Watts&lt;/font&gt;&lt;br&gt;&lt;br&gt;&lt;font size=\"18\" color=\"#E9D7AB\" weight=\"bold\" lineheight=\"1.2\" align=\"center\" opacity=\"0.5\"&gt;Advanced Apiary 101 - From Golden Combs&lt;/font&gt;&lt;br&gt;&lt;i&gt;The bee is domesticated but not tamed&lt;/i&gt; - &lt;strong&gt;William Longgood&lt;/strong&gt;&lt;br&gt;&lt;br&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br&gt;&lt;br&gt;&lt;font size=\"18\" color=\"#E9D7AB\" weight=\"bold\" lineheight=\"1.2\" align=\"center\" opacity=\"0.5\"&gt;Getting Started&lt;/font&gt;&lt;br&gt;To start on your new apiary adventure, you first must acquire clay, either fire clay or blue clay will do. <text:s/>This clay is used to make a &lt;a href=\"handbooksearch://</text:span><text:span text:style-name="T2">raw </text:span><text:span text:style-name="T1">ceramic </text:span><text:span text:style-name="T2">hive</text:span><text:span text:style-name="T1">\"&gt;brood pot&lt;/a&gt;, and a &lt;a href=\"handbooksearch://</text:span><text:span text:style-name="T2">raw </text:span><text:span text:style-name="T1">ceramic honey pot\"&gt;honey pot&lt;/a&gt;. <text:s/>After firing your ceramic </text:span><text:span text:style-name="T2">hive parts</text:span><text:span text:style-name="T1">, pick it up in a &lt;strong&gt;backpack slot&lt;/strong&gt; and place it in a place with plenty of flowers.&lt;br&gt;&lt;align=\"center\"&gt;&lt;/align&gt;&lt;br&gt;&lt;br&gt;&lt;font size=\"18\" color=\"#E9D7AB\" weight=\"bold\" lineheight=\"1.2\" align=\"center\" opacity=\"0.5\"&gt;Populating Your Hive&lt;/font&gt;&lt;br&gt;Your next step is to find a wild hive with a standard skep. <text:s/>Once you have a populated skep, simply place it in the hive base by clicking right clicking the ceramic brood pot with it. <text:s/>Set your empty and fired honey pot on top of your new hive by right-clicking, and wait.&lt;br&gt;&lt;br&gt;&lt;font size=\"18\" color=\"#E9D7AB\" weight=\"bold\" lineheight=\"1.2\" align=\"center\" opacity=\"0.5\"&gt;Harvesting Your Hive&lt;/font&gt;&lt;br&gt;When you see a wax ring around the top of the hive, it's time to collect your harvest! <text:s/>Just pick up the honey pot again, set it on the ground, and clean it out with a knife. <text:s/>Now take the empty honey pot and put it back on the hive base. &lt;br&gt;&lt;br&gt;&lt;font size=\"18\" color=\"#E9D7AB\" weight=\"bold\" lineheight=\"1.2\" align=\"center\" opacity=\"0.5\"&gt;</text:span><text:span text:style-name="T3">Growing Your Apiary</text:span><text:span text:style-name="T1">&lt;/font&gt;&lt;br&gt;Be warned, ceramic hives may be reusable, but they won't swarm to new hives. You'll have to fill new skeps to make new ceramic hives.\"&lt;br&gt;&lt;br&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br&gt;&lt;br&gt;&lt;strong&gt;Isaac Watts&lt;/font&gt;&lt;br&gt;&lt;br&gt;&lt;font size=\"18\" color=\"#E9D7AB\" weight=\"bold\" lineheight=\"1.2\" align=\"center\" opacity=\"0.5\"&gt;Advanced Apiary 10</text:span><text:span text:style-name="T4">2</text:span><text:span text:style-name="T1"> – </text:span><text:span text:style-name="T4">Langstroth Hives</text:span><text:span text:style-name="T1">&lt;/font&gt;&lt;br&gt;</text:span><text:span text:style-name="T4">&lt;br&gt;This newest edition of From Golden Combs introduces a brand new type of hive. <text:s/>The </text:span><text:span text:style-name="T1">&lt;a href=\"handbooksearch://</text:span><text:span text:style-name="T4">Langstroth</text:span><text:span text:style-name="T1">\"&gt;</text:span><text:span text:style-name="T4">Langstroth Hive&lt;/a&gt; takes a significant amount of work to get into operation, but once you do, you’ll never want for honey or wax again.&lt;br&gt;&lt;br&gt;Getting your new hive going requires linen, a copious amount of wax, and plenty of boards. <text:s/>You’ll start by building a </text:span><text:span text:style-name="T1">&lt;a href=\"handbooksearch://</text:span><text:span text:style-name="T6">L</text:span><text:span text:style-name="T4">angstroth </text:span><text:span text:style-name="T6">B</text:span><text:span text:style-name="T4">as</text:span><text:span text:style-name="T2">e</text:span><text:span text:style-name="T1">\"&gt;</text:span><text:span text:style-name="T4">base for your hive.&lt;/a&gt; Next you’ll need a </text:span><text:span text:style-name="T1">&lt;a href=\"handbooksearch://</text:span><text:span text:style-name="T6">L</text:span><text:span text:style-name="T4">angstroth </text:span><text:span text:style-name="T6">S</text:span><text:span text:style-name="T4">uper</text:span><text:span text:style-name="T1">\"&gt;</text:span><text:span text:style-name="T4">super&lt;/a&gt; and a </text:span><text:span text:style-name="T1">&lt;a href=\"handbooksearch://</text:span><text:span text:style-name="T6">L</text:span><text:span text:style-name="T4">angstroth </text:span><text:span text:style-name="T6">B</text:span><text:span text:style-name="T4">rood </text:span><text:span text:style-name="T6">B</text:span><text:span text:style-name="T4">ox</text:span><text:span text:style-name="T1">\"&gt;</text:span><text:span text:style-name="T4">brood box&lt;/a&gt;.&lt;br&gt;</text:span><text:span text:style-name="T7">&lt;br&gt;</text:span><text:span text:style-name="T4"> You’ll also want to have a </text:span><text:span text:style-name="T1">&lt;a href=\"handbooksearch://</text:span><text:span text:style-name="T6">Frame Rack</text:span><text:span text:style-name="T1">\"&gt;</text:span><text:span text:style-name="T6">frame rack&lt;/a&gt; to line and maintain your </text:span><text:span text:style-name="T1">&lt;a href=\"handbooksearch://</text:span><text:span text:style-name="T6">Empty Frame\</text:span><text:span text:style-name="T1">"&gt;</text:span><text:span text:style-name="T7">bee frames.&lt;/a&gt;. </text:span><text:span text:style-name="T8">Bee frames</text:span><text:span text:style-name="T7"> are made with </text:span><text:span text:style-name="T1">&lt;a href=\"handbooksearch://</text:span><text:span text:style-name="T7">Resin</text:span><text:span text:style-name="T6">\</text:span><text:span text:style-name="T1">"&gt;</text:span><text:span text:style-name="T7">resin&lt;/a&gt;, </text:span><text:span text:style-name="T1">&lt;a href=\"handbooksearch://</text:span><text:span text:style-name="T7">Boards</text:span><text:span text:style-name="T6">\</text:span><text:span text:style-name="T1">"&gt;</text:span><text:span text:style-name="T7">boards&lt;/a&gt; and </text:span><text:span text:style-name="T1">&lt;a href=\"handbooksearch://</text:span><text:span text:style-name="T7">Sticks</text:span><text:span text:style-name="T6">\</text:span><text:span text:style-name="T1">"&gt;</text:span><text:span text:style-name="T7">sticks&lt;/a&gt;. </text:span><text:span text:style-name="T8">They then need to be placed in the frame rack and lined with a </text:span><text:span text:style-name="T1">&lt;a href=\"handbooksearch://</text:span><text:span text:style-name="T8">Waxed Linen Frame Liner</text:span><text:span text:style-name="T6">\</text:span><text:span text:style-name="T1">"&gt; </text:span><text:span text:style-name="T8">before being placed in the </text:span><text:span text:style-name="T1">&lt;a href=\"handbooksearch://</text:span><text:span text:style-name="T6">L</text:span><text:span text:style-name="T4">angstroth </text:span><text:span text:style-name="T6">S</text:span><text:span text:style-name="T4">uper</text:span><text:span text:style-name="T1">\"&gt;</text:span><text:span text:style-name="T4">super&lt;/a&gt;. &lt;</text:span><text:span text:style-name="T8">br&gt;&lt;br&gt;&lt;font size=\"18\" color=\"#E9D7AB\" weight=\"bold\" lineheight=\"1.2\" align=\"center\" opacity=\"0.5\"&gt;</text:span><text:span text:style-name="T9">Start Keepin’ Them Bees!</text:span><text:span text:style-name="T8">&lt;/font&gt;&lt;br&gt;Now that you have all the parts you’ll need, it’s time to get you some bees! As with the ceramic hive, you’ll need to get yourself a </text:span><text:span text:style-name="T1">&lt;a href=\"handbooksearch://</text:span><text:span text:style-name="T8">Populated Skep</text:span><text:span text:style-name="T1">\"&gt;</text:span><text:span text:style-name="T8">skep</text:span><text:span text:style-name="T4">&lt;/a&gt; </text:span><text:span text:style-name="T8">with a bee colony in it. Place them in the brood box in the same manner and you have an active brood box! Just one step left. </text:span><text:span text:style-name="T9">You need to build a hive! <text:s/>Start by placing the base, and placing up to 4 supers on it with up to 10 </text:span><text:span text:style-name="T1">&lt;a href=\"handbooksearch://</text:span><text:span text:style-name="T9">Lined</text:span><text:span text:style-name="T6"> Frames\</text:span><text:span text:style-name="T1">"&gt;</text:span><text:span text:style-name="T9">lined frames&lt;/a&gt; inside. Then top it off with a Brood Box holding an active hive!&lt;br&gt;&lt;br&gt;You’re now in business! The hive will report how many harvestable frames it has in it when you look at it. The hive fills from the top down, and is capable of holding up to 40 frames by default! Take note, if you have a large hive inside, it will fill up to two frames in the same time that a skep will fill once. Each frame returns approximately the same as a skep does.&lt;br&gt;&lt;br&gt;</text:span><text:span text:style-name="T1">&lt;font size=\"18\" color=\"#E9D7AB\" weight=\"bold\" lineheight=\"1.2\" align=\"center\" opacity=\"0.5\"&gt;</text:span><text:span text:style-name="T9">Harvesting And Maintaining Your Frames</text:span><text:span text:style-name="T1">&lt;/font&gt;&lt;br&gt;</text:span><text:span text:style-name="T9">Once you have </text:span><text:soft-page-break/><text:span text:style-name="T9">harvestable frames, you’ll need to place them in the frame rack, and use a knife to get the comb off. <text:s/>Doing this will slightly damage the frame, and your knife. When your frame breaks, you’ll get an </text:span><text:span text:style-name="T1">&lt;a href=\"handbooksearch://</text:span><text:span text:style-name="T6">Empty Frame\</text:span><text:span text:style-name="T1">"&gt;</text:span><text:span text:style-name="T9">empty frame&lt;/a&gt; back, which you can refill with a waxed linen frame liner. You can also repair it before it breaks by using </text:span><text:span text:style-name="T1">&lt;a href=\"handbooksearch://</text:span><text:span text:style-name="T9">Waxed Flax Twine</text:span><text:span text:style-name="T6">\</text:span><text:span text:style-name="T1">"&gt;</text:span><text:span text:style-name="T9">waxed flax twine&lt;/a&gt; on it while it’s in a frame rack. <text:s/>&lt;br&gt;&lt;br&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icon name=wpBee&gt;&lt;/icon&gt;&lt;br&gt;&lt;br&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Helvetica, sans-serif"/>
    <style:font-face style:name="Arial2"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2T08:46:56.377000000</meta:creation-date>
    <meta:editing-duration>PT1H43M26S</meta:editing-duration>
    <meta:editing-cycles>8</meta:editing-cycles>
    <meta:generator>LibreOffice/7.1.2.2$Windows_X86_64 LibreOffice_project/8a45595d069ef5570103caea1b71cc9d82b2aae4</meta:generator>
    <dc:date>2021-11-22T12:53:53.367000000</dc:date>
    <meta:document-statistic meta:table-count="0" meta:image-count="0" meta:object-count="0" meta:page-count="2" meta:paragraph-count="1" meta:word-count="768" meta:character-count="7290" meta:non-whitespace-character-count="6511"/>
  </office:meta>
</office:document-meta>
</file>